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1.0827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4a8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Cài đặt jupyter notebook:</text:span></text:p>
      <text:p text:style-name="P1">- Jupyter notebook là gì? Là 1 web application chạy được python "live code" - cho phép chạy từng khối lệnh.</text:p>
      <text:p text:style-name="P1">- 1 file jupyter notebook được lưu với extension ".ipynb"</text:p>
      <text:p text:style-name="P1">- Khi cài anaconda, các bạn auto có jupyter notebook</text:p>
      <text:p text:style-name="P1">- Cách khởi động jupyter notebook:</text:p>
      <text:p text:style-name="P1"><text:tab/>Bước 1: Bật môi trường ảo (từ giờ mình để default tên môi trường là autocar)</text:p>
      <text:p text:style-name="P1"><text:tab/><text:tab/>source activate autocar</text:p>
      <text:p text:style-name="P1"><text:tab/>Bước 2: Bật jupyter notebook</text:p>
      <text:p text:style-name="P1"><text:tab/><text:tab/>jupyter notebook</text:p>
      <text:p text:style-name="P1"/>
      <text:p text:style-name="P1"/>
      <text:p text:style-name="P2"/>
      <text:p text:style-name="P1"><text:span text:style-name="T1">2. Làm quen với numpy:</text:span></text:p>
      <text:p text:style-name="P1">- Numpy là thư viện xử lý ma trận và các vấn đề liên quan đến toán của python</text:p>
      <text:p text:style-name="P1">- Làm quen với numpy:</text:p>
      <text:p text:style-name="P1"><text:s/>a. Làm quen với list trong python</text:p>
      <text:p text:style-name="P1"><text:s/>b. Làm quen với numpy</text:p>
      <text:p text:style-name="P1"><text:tab/>- Tạo một ma trận (2D numpy array)</text:p>
      <text:p text:style-name="P1"><text:tab/>- Xử lý các phép toán cơ bản</text:p>
      <text:p text:style-name="P1"><text:tab/><text:tab/><text:span text:style-name="T2">BIG NOTE: </text:span></text:p>
      <text:p text:style-name="P1"><text:tab/><text:tab/>- Nhân 2 ma trận ta sử dụng hàm dot (vd: <text:s text:c="3"/>mat_A.dot(mat_B))</text:p>
      <text:p text:style-name="P4">- Còn dùng dấu * là nhân từng phần tử của mat_A với từng phần tử của mat_B (cái này cực kì dễ nhầm)</text:p>
      <text:p text:style-name="P1">( hướng dẫn cụ thể trong vid)</text:p>
      <text:p text:style-name="P1">- <text:span text:style-name="T1">Link online course</text:span>: <text:span text:style-name="T3">https://www.datacamp.com/courses/intro-to-python-for-data-science</text:span></text:p>
      <text:p text:style-name="P1"/>
      <text:p text:style-name="P1"><text:soft-page-break/></text:p>
      <text:p text:style-name="P1"/>
      <text:p text:style-name="P1"><text:span text:style-name="T1">3. Làm quen với matplotlib:</text:span></text:p>
      <text:p text:style-name="P1">- Matplotlib là thư viện dùng để visualize data</text:p>
      <text:p text:style-name="P1">- 2 lệnh thường dùng:</text:p>
      <text:p text:style-name="P1"><text:tab/>- plot </text:p>
      <text:p text:style-name="P1"><text:tab/>- scatter</text:p>
      <text:p text:style-name="P1">( hướng dẫn cụ thể trong vid)</text:p>
      <text:p text:style-name="P1">- <text:span text:style-name="T1">Link online course: </text:span><text:span text:style-name="T3">https://www.datacamp.com/courses/intermediate-python-for-data-sci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220" meta:character-count="1190" meta:non-whitespace-character-count="977"/>
    <meta:generator>LibreOfficeDev/5.1.0.3$Linux_X86_64 LibreOffice_project/</meta:generator>
  </office:meta>
</office:document-meta>
</file>